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640000003840696371CE9D98749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nterbury" svg:font-family="Canterbury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f7222a3e3ecde458d9f1b6db2273007f" draw:fill-image-width="100%" draw:fill-image-height="100%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b2b2b2" loext:opacity="100%" loext:color-lum-mod="100%" loext:color-lum-off="0%" style:font-name="Canterbury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cccccc" loext:opacity="100%" loext:color-lum-mod="100%" loext:color-lum-off="0%"/>
    </style:style>
    <style:style style:name="P5" style:family="paragraph">
      <loext:graphic-properties draw:fill="none" draw:fill-color="#ffffff"/>
      <style:text-properties fo:color="#dddddd" loext:opacity="100%" loext:color-lum-mod="100%" loext:color-lum-off="0%" fo:font-weight="bold" style:font-weight-asian="bold" style:font-weight-complex="bold"/>
    </style:style>
    <style:style style:name="P6" style:family="paragraph">
      <loext:graphic-properties draw:fill="none" draw:fill-color="#ffffff"/>
      <style:text-properties fo:color="#cccccc" loext:opacity="100%" loext:color-lum-mod="100%" loext:color-lum-off="0%" style:font-name="Liberation Sans1" fo:font-size="13pt" fo:font-style="italic" style:font-size-asian="13pt" style:font-style-asian="italic" style:font-size-complex="13pt" style:font-style-complex="italic"/>
    </style:style>
    <style:style style:name="P7" style:family="paragraph">
      <loext:graphic-properties draw:fill-color="#ffffff"/>
    </style:style>
    <style:style style:name="T1" style:family="text">
      <style:text-properties fo:color="#b2b2b2" loext:opacity="100%" style:font-name="Canterbury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cccccc" loext:opacity="100%"/>
    </style:style>
    <style:style style:name="T3" style:family="text">
      <style:text-properties fo:color="#cccccc" loext:opacity="100%" fo:font-weight="bold" style:font-weight-asian="bold" style:font-weight-complex="bold"/>
    </style:style>
    <style:style style:name="T4" style:family="text">
      <style:text-properties fo:color="#dddddd" loext:opacity="100%" fo:font-weight="bold" style:font-weight-asian="bold" style:font-weight-complex="bold"/>
    </style:style>
    <style:style style:name="T5" style:family="text">
      <style:text-properties fo:color="#cccccc" loext:opacity="100%" style:font-name="Liberation Sans1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5cm" svg:height="1.56cm" svg:x="1.5cm" svg:y="1cm">
          <draw:text-box>
            <text:p text:style-name="P1"><text:span text:style-name="T1">Der Dritte im Bunde</text:span></text:p>
          </draw:text-box>
        </draw:frame>
        <draw:frame draw:style-name="gr2" draw:text-style-name="P4" draw:layer="layout" svg:width="24.5cm" svg:height="3.806cm" svg:x="1cm" svg:y="4cm">
          <draw:text-box>
            <text:p text:style-name="P3"><text:span text:style-name="T2">„</text:span><text:span text:style-name="T3">Drei Tage will ich dir schenken</text:span><text:span text:style-name="T2">. Doch wisse:</text:span></text:p>
            <text:p text:style-name="P3"><text:span text:style-name="T2">Wenn sie verstrichen die Frist,</text:span></text:p>
            <text:p text:style-name="P3"><text:span text:style-name="T2">bevor du mir zurückgegeben bist,</text:span></text:p>
            <text:p text:style-name="P3"><text:span text:style-name="T2">wird er statt deiner erblassen.</text:span></text:p>
            <text:p text:style-name="P3"><text:span text:style-name="T2">Doch dir ist dir Strafe erlassen.“</text:span></text:p>
          </draw:text-box>
        </draw:frame>
        <draw:frame draw:style-name="gr3" draw:text-style-name="P4" draw:layer="layout" svg:width="25.5cm" svg:height="4.517cm" svg:x="1cm" svg:y="8cm">
          <draw:text-box>
            <text:p text:style-name="P3"><text:span text:style-name="T2">Nach seinem Attentatsversuch hat Damon</text:span><text:span text:style-name="T2"><text:line-break/></text:span><text:span text:style-name="T2">drei Tage Zeit um den als Pfand hinterlassenen</text:span></text:p>
            <text:p text:style-name="P3"><text:span text:style-name="T2">Freund vor dem Tod zu bewahren.</text:span></text:p>
            <text:p text:style-name="P3"><text:span text:style-name="T2">Doch auf ihn warten endlose,</text:span><text:span text:style-name="T2"><text:line-break/></text:span><text:span text:style-name="T2">gar gottgegebene Strapazen.</text:span></text:p>
            <text:p text:style-name="P3"><text:span text:style-name="T2">Schafft er es dennoch?</text:span></text:p>
          </draw:text-box>
        </draw:frame>
        <draw:frame draw:style-name="gr4" draw:text-style-name="P5" draw:layer="layout" svg:width="11cm" svg:height="6.65cm" svg:x="16.5cm" svg:y="5.061cm">
          <draw:text-box>
            <text:p><text:span text:style-name="T4">Eintritt: 3€</text:span></text:p>
            <text:p><text:span text:style-name="T4"/></text:p>
            <text:p><text:span text:style-name="T4">Saal: Hof FG1</text:span></text:p>
            <text:p><text:span text:style-name="T4"/></text:p>
            <text:p><text:span text:style-name="T4">Auftritte am 14.-15.03.2024</text:span></text:p>
            <text:p><text:span text:style-name="T4"/></text:p>
            <text:p><text:span text:style-name="T4">Anmeldungen per Mail an strohmeyer.d@berlin.gcm.schule</text:span></text:p>
          </draw:text-box>
        </draw:frame>
        <draw:frame draw:style-name="gr5" draw:text-style-name="P6" draw:layer="layout" svg:width="13cm" svg:height="0.763cm" svg:x="11cm" svg:y="2.5cm">
          <draw:text-box>
            <text:p><text:span text:style-name="T5">Ein Stück des DS-Kurs 13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nterbury" svg:font-family="Canterbury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f7222a3e3ecde458d9f1b6db2273007f" xlink:href="Pictures/1000000000000640000003840696371CE9D9874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0T15:42:52.845000000</meta:creation-date>
    <dc:date>2024-02-15T17:15:29.943000000</dc:date>
    <meta:editing-duration>PT34M46S</meta:editing-duration>
    <meta:editing-cycles>15</meta:editing-cycles>
    <meta:generator>LibreOffice/7.5.4.2$Windows_X86_64 LibreOffice_project/36ccfdc35048b057fd9854c757a8b67ec53977b6</meta:generator>
    <meta:document-statistic meta:object-count="28"/>
  </office:meta>
</office:document-meta>
</file>